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ookerly" svg:font-family="Bookerly" style:font-family-generic="roman" style:font-pitch="variable" svg:panose-1="2 2 6 2 4 3 5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Bookerly" style:font-name-complex="Bookerly"/>
    </style:style>
    <style:style style:name="P2" style:parent-style-name="Normal" style:family="paragraph">
      <style:text-properties style:font-name="Bookerly" style:font-name-complex="Bookerly"/>
    </style:style>
    <style:style style:name="P3" style:parent-style-name="Normal" style:family="paragraph">
      <style:text-properties style:font-name="Bookerly" style:font-name-complex="Bookerly"/>
    </style:style>
    <style:style style:name="P4" style:parent-style-name="Normal" style:family="paragraph">
      <style:text-properties style:font-name="Bookerly" style:font-name-complex="Bookerly"/>
    </style:style>
    <style:style style:name="P5" style:parent-style-name="Normal" style:family="paragraph">
      <style:text-properties style:font-name="Bookerly" style:font-name-complex="Bookerly"/>
    </style:style>
    <style:style style:name="P6" style:parent-style-name="Normal" style:family="paragraph">
      <style:text-properties style:font-name="Bookerly" style:font-name-complex="Bookerly"/>
    </style:style>
    <style:style style:name="P7" style:parent-style-name="Normal" style:family="paragraph">
      <style:text-properties style:font-name="Bookerly" style:font-name-complex="Bookerly"/>
    </style:style>
    <style:style style:name="P8" style:parent-style-name="Normal" style:family="paragraph">
      <style:text-properties style:font-name="Bookerly" style:font-name-complex="Bookerly"/>
    </style:style>
    <style:style style:name="P9" style:parent-style-name="Normal" style:family="paragraph">
      <style:text-properties style:font-name="Bookerly" style:font-name-complex="Bookerly"/>
    </style:style>
    <style:style style:name="P10" style:parent-style-name="Normal" style:family="paragraph">
      <style:text-properties style:font-name="Bookerly" style:font-name-complex="Bookerly"/>
    </style:style>
    <style:style style:name="P11" style:parent-style-name="Normal" style:family="paragraph">
      <style:text-properties style:font-name="Bookerly" style:font-name-complex="Bookerly"/>
    </style:style>
    <style:style style:name="P12" style:parent-style-name="Normal" style:family="paragraph">
      <style:text-properties style:font-name="Bookerly" style:font-name-complex="Bookerly"/>
    </style:style>
    <style:style style:name="P13" style:parent-style-name="Normal" style:family="paragraph">
      <style:text-properties style:font-name="Bookerly" style:font-name-complex="Bookerly"/>
    </style:style>
    <style:style style:name="P14" style:parent-style-name="Normal" style:family="paragraph">
      <style:text-properties style:font-name="Bookerly" style:font-name-complex="Bookerly"/>
    </style:style>
    <style:style style:name="P15" style:parent-style-name="Normal" style:family="paragraph">
      <style:text-properties style:font-name="Bookerly" style:font-name-complex="Bookerly"/>
    </style:style>
    <style:style style:name="P16" style:parent-style-name="Normal" style:family="paragraph">
      <style:text-properties style:font-name="Bookerly" style:font-name-complex="Bookerly"/>
    </style:style>
    <style:style style:name="P17" style:parent-style-name="Normal" style:family="paragraph">
      <style:text-properties style:font-name="Bookerly" style:font-name-complex="Bookerly"/>
    </style:style>
    <style:style style:name="P18" style:parent-style-name="Normal" style:family="paragraph">
      <style:text-properties style:font-name="Bookerly" style:font-name-complex="Bookerly"/>
    </style:style>
    <style:style style:name="P19" style:parent-style-name="Normal" style:family="paragraph">
      <style:text-properties style:font-name="Bookerly" style:font-name-complex="Bookerly"/>
    </style:style>
    <style:style style:name="P20" style:parent-style-name="Normal" style:family="paragraph">
      <style:text-properties style:font-name="Bookerly" style:font-name-complex="Bookerly"/>
    </style:style>
    <style:style style:name="P21" style:parent-style-name="Normal" style:family="paragraph">
      <style:paragraph-properties fo:break-before="page"/>
      <style:text-properties style:font-name="Bookerly" style:font-name-complex="Bookerly"/>
    </style:style>
    <style:style style:name="P22" style:parent-style-name="Normal" style:family="paragraph">
      <style:text-properties style:font-name="Bookerly" style:font-name-complex="Bookerly"/>
    </style:style>
    <style:style style:name="P23" style:parent-style-name="Normal" style:family="paragraph">
      <style:text-properties style:font-name="Bookerly" style:font-name-complex="Bookerly"/>
    </style:style>
    <style:style style:name="P24" style:parent-style-name="Normal" style:family="paragraph">
      <style:text-properties style:font-name="Bookerly" style:font-name-complex="Bookerly"/>
    </style:style>
    <style:style style:name="P25" style:parent-style-name="Normal" style:family="paragraph">
      <style:text-properties style:font-name="Bookerly" style:font-name-complex="Bookerly"/>
    </style:style>
    <style:style style:name="P26" style:parent-style-name="Normal" style:family="paragraph">
      <style:text-properties style:font-name="Bookerly" style:font-name-complex="Bookerly"/>
    </style:style>
    <style:style style:name="P27" style:parent-style-name="Normal" style:family="paragraph">
      <style:text-properties style:font-name="Bookerly" style:font-name-complex="Bookerly"/>
    </style:style>
    <style:style style:name="P28" style:parent-style-name="Normal" style:family="paragraph">
      <style:text-properties style:font-name="Bookerly" style:font-name-complex="Bookerly"/>
    </style:style>
    <style:style style:name="P29" style:parent-style-name="Normal" style:family="paragraph">
      <style:text-properties style:font-name="Bookerly" style:font-name-complex="Bookerly"/>
    </style:style>
    <style:style style:name="P30" style:parent-style-name="Normal" style:family="paragraph">
      <style:text-properties style:font-name="Bookerly" style:font-name-complex="Bookerly"/>
    </style:style>
    <style:style style:name="P31" style:parent-style-name="Normal" style:family="paragraph">
      <style:text-properties style:font-name="Bookerly" style:font-name-complex="Bookerly"/>
    </style:style>
    <style:style style:name="P32" style:parent-style-name="Normal" style:family="paragraph">
      <style:text-properties style:font-name="Bookerly" style:font-name-complex="Bookerly"/>
    </style:style>
    <style:style style:name="P33" style:parent-style-name="Normal" style:family="paragraph">
      <style:text-properties style:font-name="Bookerly" style:font-name-complex="Bookerly"/>
    </style:style>
    <style:style style:name="P34" style:parent-style-name="Normal" style:family="paragraph">
      <style:text-properties style:font-name="Bookerly" style:font-name-complex="Bookerly"/>
    </style:style>
    <style:style style:name="P35" style:parent-style-name="Normal" style:family="paragraph">
      <style:text-properties style:font-name="Bookerly" style:font-name-complex="Bookerly"/>
    </style:style>
    <style:style style:name="P36" style:parent-style-name="Normal" style:family="paragraph">
      <style:text-properties style:font-name="Bookerly" style:font-name-complex="Bookerly"/>
    </style:style>
    <style:style style:name="P37" style:parent-style-name="Normal" style:family="paragraph">
      <style:text-properties style:font-name="Bookerly" style:font-name-complex="Bookerly"/>
    </style:style>
    <style:style style:name="P38" style:parent-style-name="Normal" style:family="paragraph">
      <style:text-properties style:font-name="Bookerly" style:font-name-complex="Bookerly"/>
    </style:style>
    <style:style style:name="P39" style:parent-style-name="Normal" style:family="paragraph">
      <style:text-properties style:font-name="Bookerly" style:font-name-complex="Bookerly"/>
    </style:style>
    <style:style style:name="P40" style:parent-style-name="Normal" style:family="paragraph">
      <style:text-properties style:font-name="Bookerly" style:font-name-complex="Bookerly"/>
    </style:style>
    <style:style style:name="P41" style:parent-style-name="Normal" style:family="paragraph">
      <style:text-properties style:font-name="Bookerly" style:font-name-complex="Bookerly"/>
    </style:style>
    <style:style style:name="P42" style:parent-style-name="Normal" style:family="paragraph">
      <style:text-properties style:font-name="Bookerly" style:font-name-complex="Bookerly"/>
    </style:style>
  </office:automatic-styles>
  <office:body>
    <office:text text:use-soft-page-breaks="true">
      <text:p text:style-name="P1">[Your Country’s Official Government Header]</text:p>
      <text:p text:style-name="P2"/>
      <text:p text:style-name="P3">Mutual Legal Assistance Treaty (MLAT) Request</text:p>
      <text:p text:style-name="P4"/>
      <text:p text:style-name="P5">Date:&lt;date&gt;</text:p>
      <text:p text:style-name="P6"/>
      <text:p text:style-name="P7">To:</text:p>
      <text:p text:style-name="P8">[Other Country’s Law Enforcement Agency]</text:p>
      <text:p text:style-name="P9">[Other Country’s Law Enforcement Agency Address]</text:p>
      <text:p text:style-name="P10"/>
      <text:p text:style-name="P11">From:</text:p>
      <text:p text:style-name="P12">&lt;agency_name&gt;</text:p>
      <text:p text:style-name="P13">[Your Country’s Law Enforcement Agency Address]</text:p>
      <text:p text:style-name="P14"/>
      <text:p text:style-name="P15">Subject: Request for Mutual Legal Assistance in Criminal Matters</text:p>
      <text:p text:style-name="P16"/>
      <text:p text:style-name="P17">Case Reference: [Insert your internal case file number or identifier]</text:p>
      <text:p text:style-name="P18"/>
      <text:p text:style-name="P19">Priority Level: [State if it's Urgent, High, Medium, or Low]</text:p>
      <text:p text:style-name="P20"/>
      <text:p text:style-name="P21"/>
      <text:soft-page-break/>
      <text:p text:style-name="P22">Dear [Appropriate Salutation],</text:p>
      <text:p text:style-name="P23"/>
      <text:p text:style-name="P24">I am writing on behalf of the<text:s/>&lt;agency_name&gt;<text:s/>in accordance with the Mutual Legal Assistance Treaty (MLAT) between [Your Country’s Name] and [Other Country’s Name], signed on [Date of Treaty], to request your assistance in a criminal investigation.</text:p>
      <text:p text:style-name="P25"/>
      <text:p text:style-name="P26">We are currently investigating [describe the case briefly without revealing sensitive information]. This investigation suggests that information or evidence critical to our case resides within your jurisdiction.</text:p>
      <text:p text:style-name="P27"/>
      <text:p text:style-name="P28">Specifically, we request assistance in the following areas:</text:p>
      <text:p text:style-name="P29">&lt;mlat_need&gt;</text:p>
      <text:p text:style-name="P30">[Describe the specific assistance needed. For example, it could be obtaining testimonies, executing searches and seizures, examining objects and sites, providing information, documents, records, and items of evidence, etc.]</text:p>
      <text:p text:style-name="P31"/>
      <text:p text:style-name="P32">We believe the following individuals or entities in your country are involved in this case:</text:p>
      <text:p text:style-name="P33">&lt;suspect_data&gt;</text:p>
      <text:p text:style-name="P34"/>
      <text:p text:style-name="P35">This request is made in the spirit of international cooperation and in the mutual interest of justice. We assure full reciprocity in a similar situation as per the stipulations of our MLAT.</text:p>
      <text:p text:style-name="P36"/>
      <text:p text:style-name="P37">We appreciate your consideration of this request and are prepared to provide any additional information or clarification you might require.</text:p>
      <text:p text:style-name="P38"/>
      <text:p text:style-name="P39">Sincerely,</text:p>
      <text:p text:style-name="P40">[Your Name]</text:p>
      <text:p text:style-name="P41">[Your Position]</text:p>
      <text:p text:style-name="P42">[Your Contact Information]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ookerly" svg:font-family="Bookerly" style:font-family-generic="roman" style:font-pitch="variable" svg:panose-1="2 2 6 2 4 3 5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ad Account</meta:initial-creator>
    <dc:creator>Dead Account</dc:creator>
    <meta:creation-date>2023-06-25T19:15:00Z</meta:creation-date>
    <dc:date>2023-06-25T19:15:00Z</dc:date>
    <meta:template xlink:href="Normal.dotm" xlink:type="simple"/>
    <meta:editing-cycles>2</meta:editing-cycles>
    <meta:editing-duration>PT0S</meta:editing-duration>
    <meta:user-defined meta:name="GrammarlyDocumentId">f9e6612c-3886-48dc-b6cc-9fe7fa258889</meta:user-defined>
    <meta:document-statistic meta:page-count="2" meta:paragraph-count="20" meta:word-count="297" meta:character-count="1746" meta:row-count="45" meta:non-whitespace-character-count="1469"/>
  </office:meta>
</office:document-meta>
</file>